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1-17T15:09:00Z</dc:date>
    <meta:template xlink:href="Normal" xlink:type="simple"/>
    <meta:editing-cycles>25</meta:editing-cycles>
    <meta:editing-duration>PT2562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9" meta:word-count="1474" meta:character-count="9859" meta:row-count="70" meta:non-whitespace-character-count="8404"/>
  </office:meta>
</office:document-meta>
</file>